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ServiceDependentConverter.setFooService( FooService foo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ServiceDependentConvert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